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18T14:18:00.7">
            <text:p>2019/12/18 14:18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">
            <text:p>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8T14:18:00.7">
            <text:p>2019/12/18 14:1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9)">
            <text:p>sn(1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+[.S10]" office:value-type="float" office:value="93">
            <text:p>93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+[.S15]" office:value-type="float" office:value="32">
            <text:p>32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8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table:number-columns-repeated="2"/>
          <table:table-cell table:style-name="ce41"/>
          <table:table-cell table:style-name="ce43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+[.S22]" office:value-type="float" office:value="1">
            <text:p>1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table:number-columns-repeated="2"/>
          <table:table-cell table:style-name="ce41"/>
          <table:table-cell table:style-name="ce40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3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8T14:18:01.49">
            <text:p>2019/12/18 14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56.088cm" draw:caption-point-x="-1.353cm" draw:caption-point-y="2.51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7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9)">
            <text:p>sn(1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8T14:18:01.77">
            <text:p>2019/12/18 14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29cm" draw:caption-point-x="-1.353cm" draw:caption-point-y="2.31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">
            <text:p>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8T14:18:00.7">
            <text:p>2019/12/18 14:1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9)">
            <text:p>sn(1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1">
            <text:p>1</text:p>
          </table:table-cell>
          <table:table-cell table:style-name="ce88" office:value-type="float" office:value="1">
            <text:p>1</text:p>
          </table:table-cell>
          <table:table-cell table:style-name="ce89" office:value-type="string">
            <text:p>r-1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.n,t.80,score+,k.C</text:p>
          </table:table-cell>
          <table:table-cell table:style-name="ce94" office:value-type="string">
            <text:p>2019-12-15_17-23-52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96" office:value-type="date" office:date-value="2019-12-16T09:38:59.19">
            <text:p>2019/12/16 9:38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/>
          <table:table-cell table:style-name="ce88"/>
          <table:table-cell table:style-name="ce89"/>
          <table:table-cell table:style-name="ce92"/>
          <table:table-cell table:style-name="ce93"/>
          <table:table-cell table:style-name="ce94"/>
          <table:table-cell table:style-name="ce86"/>
          <table:table-cell table:style-name="ce88"/>
          <table:table-cell table:style-name="ce96"/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/>
          <table:table-cell table:style-name="ce88"/>
          <table:table-cell table:style-name="ce89"/>
          <table:table-cell table:style-name="ce92"/>
          <table:table-cell table:style-name="ce93"/>
          <table:table-cell table:style-name="ce94"/>
          <table:table-cell table:style-name="ce86"/>
          <table:table-cell table:style-name="ce88"/>
          <table:table-cell table:style-name="ce96"/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 table:number-columns-repeated="2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" office:value-type="float" office:value="0">
            <text:p>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 table:number-columns-repeated="3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5"/>
          <table:table-cell table:style-name="ce88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5"/>
          <table:table-cell table:style-name="ce88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8T14:18:02.06">
            <text:p>2019/12/18 14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8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9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42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3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6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7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8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9.395cm" draw:caption-point-x="-1.353cm" draw:caption-point-y="2.51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68];6;2)" office:value-type="string" office:string-value="09">
            <text:p>09</text:p>
          </table:table-cell>
          <table:table-cell table:formula="of:=MID([.F68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68];[.I68];&quot;-&quot;;LEFT([.G6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4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19)">
            <text:p>sn(1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7" office:value-type="float" office:value="1">
            <text:p>1</text:p>
          </table:table-cell>
          <table:table-cell table:style-name="ce99"/>
          <table:table-cell table:style-name="ce100" office:value-type="string">
            <text:p>f-1</text:p>
          </table:table-cell>
          <table:table-cell table:style-name="ce101"/>
          <table:table-cell table:style-name="ce99" office:value-type="string">
            <text:p>:m music / log / kb / || f-1 patterns chord=C:pattern-1,pattern-2 chord=D:pattern-1,pattern-2</text:p>
          </table:table-cell>
          <table:table-cell table:style-name="ce104" office:value-type="string">
            <text:p>2019-10-03_17-35-28_000.jpg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5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7" office:value-type="float" office:value="2">
            <text:p>2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7" office:value-type="float" office:value="3">
            <text:p>3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104" table:number-columns-repeated="2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8T14:18:02.23">
            <text:p>2019/12/18 14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29cm" draw:caption-point-x="-1.353cm" draw:caption-point-y="2.31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22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22"/>
        <table:database-range table:name="range_sn" table:target-range-address="gt.A2:gt.A51" table:on-update-keep-styles="true" table:on-update-keep-size="false"/>
        <table:database-range table:name="range_sn__kb" table:target-range-address="kb.A2:kb.A22"/>
        <table:database-range table:target-range-address="kb.L2:kb.O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2019/12/18</text:date>, <text:time>14:18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18T14:18:00.37</dc:date>
    <dc:creator>iwabuchi ken</dc:creator>
    <meta:editing-duration>P5DT9H23M5S</meta:editing-duration>
    <meta:editing-cycles>493</meta:editing-cycles>
    <meta:generator>OpenOffice/4.1.3$Win32 OpenOffice.org_project/413m1$Build-9783</meta:generator>
    <meta:document-statistic meta:table-count="7" meta:cell-count="1769" meta:object-count="0"/>
    <meta:user-defined meta:name="sheets-banding"/>
    <meta:user-defined meta:name="sheets-original-selection"/>
  </office:meta>
</office:document-meta>
</file>